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.1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.1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.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2.9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2.93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10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5cm" fo:min-width="0.4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5cm" fo:min-width="0.3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5cm" fo:min-width="0.31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2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10pt" fo:font-style="italic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8pt" style:font-size-complex="8pt"/>
    </style:style>
    <style:style style:name="T3" style:family="text">
      <style:text-properties style:text-position="sub 58%" fo:font-size="12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style:text-position="sub 58%"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text-position="sub 58%" fo:font-size="10.5pt" style:font-size-asian="10.5pt" style:font-size-complex="10.5pt"/>
    </style:style>
    <style:style style:name="T9" style:family="text">
      <style:text-properties fo:font-size="10pt" fo:font-style="italic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33cm" svg:height="0.434cm" svg:x="15.859cm" svg:y="9.89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542cm" svg:y1="12.548cm" svg:x2="6.542cm" svg:y2="3.159cm">
          <text:p/>
        </draw:line>
        <draw:line draw:style-name="gr2" draw:text-style-name="P1" draw:layer="layout" svg:x1="6.542cm" svg:y1="12.517cm" svg:x2="17.519cm" svg:y2="12.373cm">
          <text:p/>
        </draw:line>
        <draw:custom-shape draw:style-name="gr1" draw:text-style-name="P2" draw:layer="layout" svg:width="0.433cm" svg:height="0.435cm" svg:x="11.45cm" svg:y="6.628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4cm" svg:height="0.433cm" svg:x="6.988cm" svg:y="9.931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3cm" svg:height="0.432cm" svg:x="10.439cm" svg:y="5.763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2cm" svg:height="0.432cm" svg:x="11.018cm" svg:y="7.207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2cm" svg:height="0.434cm" svg:x="12.462cm" svg:y="7.639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3cm" svg:height="0.434cm" svg:x="11.594cm" svg:y="8.651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3cm" svg:height="0.434cm" svg:x="13.184cm" svg:y="6.484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33cm" svg:height="0.433cm" svg:x="13.328cm" svg:y="9.952cm">
          <text:p text:style-name="P1"><text:span text:style-name="T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3cm" svg:height="0.433cm" svg:x="13.184cm" svg:y="3.854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2cm" svg:height="0.434cm" svg:x="9.428cm" svg:y="10.961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3cm" svg:height="0.433cm" svg:x="10.006cm" svg:y="11.54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4cm" svg:height="0.435cm" svg:x="8.705cm" svg:y="4.029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4cm" svg:height="0.433cm" svg:x="11.305cm" svg:y="11.973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3cm" svg:height="0.434cm" svg:x="7.117cm" svg:y="6.484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2cm" svg:height="0.434cm" svg:x="14.538cm" svg:y="11.107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119cm" svg:height="7.51cm" svg:x="8.387cm" svg:y="4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28cm" svg:height="1.131cm" svg:x="16.216cm" svg:y="6.484cm">
          <draw:text-box>
            <text:p><text:span text:style-name="T2">h</text:span><text:span text:style-name="T3">2</text:span></text:p>
          </draw:text-box>
        </draw:frame>
        <draw:frame draw:style-name="gr5" draw:text-style-name="P3" draw:layer="layout" svg:width="1.664cm" svg:height="1.131cm" svg:x="10.144cm" svg:y="6.346cm">
          <draw:text-box>
            <text:p><text:span text:style-name="T2">h</text:span><text:span text:style-name="T3">1</text:span></text:p>
          </draw:text-box>
        </draw:frame>
        <draw:frame draw:style-name="gr6" draw:text-style-name="P3" draw:layer="layout" svg:width="1.662cm" svg:height="0.974cm" svg:x="9.227cm" svg:y="5.476cm">
          <draw:text-box>
            <text:p><text:span text:style-name="T2">C</text:span></text:p>
          </draw:text-box>
        </draw:frame>
        <draw:frame draw:style-name="gr7" draw:text-style-name="P4" draw:layer="layout" svg:width="3.432cm" svg:height="1.103cm" svg:x="10.454cm" svg:y="12.47cm">
          <draw:text-box>
            <text:p><text:span text:style-name="T4">Feature 1</text:span></text:p>
          </draw:text-box>
        </draw:frame>
        <draw:frame draw:style-name="gr8" draw:text-style-name="P4" draw:layer="layout" svg:width="3.432cm" svg:height="1.104cm" draw:transform="rotate (1.59121667904323) translate (5.658cm 9.156cm)">
          <draw:text-box>
            <text:p><text:span text:style-name="T4">Feature 2</text:span></text:p>
          </draw:text-box>
        </draw:frame>
        <draw:line draw:style-name="gr2" draw:text-style-name="P1" draw:layer="layout" svg:x1="2.27cm" svg:y1="23.352cm" svg:x2="2.27cm" svg:y2="17.392cm">
          <text:p/>
        </draw:line>
        <draw:line draw:style-name="gr2" draw:text-style-name="P1" draw:layer="layout" svg:x1="2.27cm" svg:y1="23.332cm" svg:x2="9.238cm" svg:y2="23.241cm">
          <text:p/>
        </draw:line>
        <draw:custom-shape draw:style-name="gr9" draw:text-style-name="P1" draw:layer="layout" svg:width="0.254cm" svg:height="0.254cm" svg:x="2.651cm" svg:y="17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2.778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3.286cm" svg:y="19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2.905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4.683cm" svg:y="20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3.667cm" svg:y="22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191cm" svg:y1="17.637cm" svg:x2="5.191cm" svg:y2="23.352cm">
          <text:p/>
        </draw:line>
        <draw:line draw:style-name="gr10" draw:text-style-name="P1" draw:layer="layout" svg:x1="2.27cm" svg:y1="20.05cm" svg:x2="9.128cm" svg:y2="20.05cm">
          <text:p/>
        </draw:line>
        <draw:custom-shape draw:style-name="gr9" draw:text-style-name="P1" draw:layer="layout" svg:width="0.254cm" svg:height="0.254cm" svg:x="5.445cm" svg:y="17.7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254cm" svg:x="5.572cm" svg:y="18.39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0.254cm" svg:height="0.254cm" svg:x="5.997cm" svg:y="18.9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" draw:layer="layout" svg:width="0.254cm" svg:height="0.254cm" svg:x="6.334cm" svg:y="19.41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" draw:layer="layout" svg:width="0.254cm" svg:height="0.254cm" svg:x="6.588cm" svg:y="18.01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" draw:layer="layout" svg:width="0.254cm" svg:height="0.254cm" svg:x="5.402cm" svg:y="20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5.953cm" svg:y="21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096cm" svg:y1="17.637cm" svg:x2="7.096cm" svg:y2="23.352cm">
          <text:p/>
        </draw:line>
        <draw:custom-shape draw:style-name="gr9" draw:text-style-name="P1" draw:layer="layout" svg:width="0.254cm" svg:height="0.254cm" svg:x="8.112cm" svg:y="18.6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254cm" svg:height="0.254cm" svg:x="7.35cm" svg:y="18.0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254cm" svg:height="0.254cm" svg:x="7.477cm" svg:y="19.2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254cm" svg:height="0.254cm" svg:x="8.239cm" svg:y="20.4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254cm" svg:height="0.254cm" svg:x="7.35cm" svg:y="21.1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254cm" svg:height="0.254cm" svg:x="8.366cm" svg:y="21.95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0.832cm" svg:height="0.661cm" svg:x="4.81cm" svg:y="23.326cm">
          <draw:text-box>
            <text:p><text:span text:style-name="T5">v</text:span><text:span text:style-name="T6">10</text:span></text:p>
          </draw:text-box>
        </draw:frame>
        <draw:frame draw:style-name="gr11" draw:text-style-name="P5" draw:layer="layout" svg:width="0.832cm" svg:height="0.661cm" svg:x="6.772cm" svg:y="23.326cm">
          <draw:text-box>
            <text:p><text:span text:style-name="T5">v</text:span><text:span text:style-name="T6">11</text:span></text:p>
          </draw:text-box>
        </draw:frame>
        <draw:frame draw:style-name="gr11" draw:text-style-name="P5" draw:layer="layout" svg:width="0.832cm" svg:height="0.661cm" svg:x="1.381cm" svg:y="19.77cm">
          <draw:text-box>
            <text:p><text:span text:style-name="T5">v</text:span><text:span text:style-name="T6">20</text:span></text:p>
          </draw:text-box>
        </draw:frame>
        <draw:frame draw:style-name="gr7" draw:text-style-name="P4" draw:layer="layout" svg:width="3.432cm" svg:height="1.103cm" svg:x="7.35cm" svg:y="23.265cm">
          <draw:text-box>
            <text:p><text:span text:style-name="T4">Feature 1</text:span></text:p>
          </draw:text-box>
        </draw:frame>
        <draw:frame draw:style-name="gr8" draw:text-style-name="P4" draw:layer="layout" svg:width="3.432cm" svg:height="1.104cm" draw:transform="rotate (1.59121667904323) translate (1.578cm 19.567cm)">
          <draw:text-box>
            <text:p><text:span text:style-name="T4">Feature 2</text:span></text:p>
          </draw:text-box>
        </draw:frame>
        <draw:custom-shape draw:style-name="gr1" draw:text-style-name="P1" draw:layer="layout" svg:width="2.622cm" svg:height="1.318cm" svg:x="12.29cm" svg:y="16.621cm">
          <text:p text:style-name="P1"><text:span text:style-name="T7">x</text:span><text:span text:style-name="T8">1</text:span><text:span text:style-name="T7"> &gt; v</text:span><text:span text:style-name="T8">11</text:span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622cm" svg:height="1.318cm" svg:x="10.87cm" svg:y="18.851cm">
          <text:p text:style-name="P1"><text:span text:style-name="T7">x</text:span><text:span text:style-name="T8">1</text:span><text:span text:style-name="T7"> &gt; v</text:span><text:span text:style-name="T8">10</text:span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621cm" svg:height="1.318cm" svg:x="12.253cm" svg:y="21.121cm">
          <text:p text:style-name="P1"><text:span text:style-name="T7">x</text:span><text:span text:style-name="T8">2</text:span><text:span text:style-name="T7"> &gt; v</text:span><text:span text:style-name="T8">20</text:span><text:span text:style-name="T7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1.42cm" svg:height="0.709cm" svg:x="14.693cm" svg:y="18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88cm" svg:height="0.452cm" svg:x="15.13cm" svg:y="19.0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1.42cm" svg:height="0.71cm" svg:x="10.652cm" svg:y="20.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37cm" svg:height="0.406cm" svg:x="11.089cm" svg:y="21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19cm" svg:height="0.71cm" svg:x="14.219cm" svg:y="2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437cm" svg:height="0.406cm" svg:x="14.655cm" svg:y="23.3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2cm" svg:height="0.71cm" svg:x="11.16cm" svg:y="2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13.564cm" svg:y1="22.424cm" svg:x2="11.816cm" svg:y2="23.235cm">
          <text:p/>
        </draw:line>
        <draw:line draw:style-name="gr13" draw:text-style-name="P1" draw:layer="layout" svg:x1="13.563cm" svg:y1="22.439cm" svg:x2="14.983cm" svg:y2="23.25cm">
          <text:p/>
        </draw:line>
        <draw:line draw:style-name="gr13" draw:text-style-name="P1" draw:layer="layout" svg:x1="12.181cm" svg:y1="20.169cm" svg:x2="11.089cm" svg:y2="20.98cm">
          <text:p/>
        </draw:line>
        <draw:line draw:style-name="gr13" draw:text-style-name="P1" draw:layer="layout" svg:x1="12.181cm" svg:y1="20.169cm" svg:x2="13.573cm" svg:y2="21.066cm">
          <text:p/>
        </draw:line>
        <draw:line draw:style-name="gr13" draw:text-style-name="P1" draw:layer="layout" svg:x1="13.601cm" svg:y1="17.939cm" svg:x2="12.181cm" svg:y2="18.851cm">
          <text:p/>
        </draw:line>
        <draw:line draw:style-name="gr13" draw:text-style-name="P1" draw:layer="layout" svg:x1="13.601cm" svg:y1="17.939cm" svg:x2="15.349cm" svg:y2="18.953cm">
          <text:p/>
        </draw:line>
        <draw:frame draw:style-name="gr14" draw:text-style-name="P6" draw:layer="layout" svg:width="1.086cm" svg:height="0.645cm" svg:x="14.256cm" svg:y="17.931cm">
          <draw:text-box>
            <text:p><text:span text:style-name="T9">Yes</text:span></text:p>
          </draw:text-box>
        </draw:frame>
        <draw:frame draw:style-name="gr15" draw:text-style-name="P6" draw:layer="layout" svg:width="0.951cm" svg:height="0.645cm" svg:x="11.963cm" svg:y="17.939cm">
          <draw:text-box>
            <text:p><text:span text:style-name="T9">No</text:span></text:p>
          </draw:text-box>
        </draw:frame>
        <draw:frame draw:style-name="gr15" draw:text-style-name="P6" draw:layer="layout" svg:width="0.951cm" svg:height="0.645cm" svg:x="11.089cm" svg:y="20.06cm">
          <draw:text-box>
            <text:p><text:span text:style-name="T9">No</text:span></text:p>
          </draw:text-box>
        </draw:frame>
        <draw:frame draw:style-name="gr14" draw:text-style-name="P6" draw:layer="layout" svg:width="1.086cm" svg:height="0.645cm" svg:x="12.559cm" svg:y="20.118cm">
          <draw:text-box>
            <text:p><text:span text:style-name="T9">Yes</text:span></text:p>
          </draw:text-box>
        </draw:frame>
        <draw:frame draw:style-name="gr14" draw:text-style-name="P6" draw:layer="layout" svg:width="1.086cm" svg:height="0.645cm" svg:x="13.993cm" svg:y="22.424cm">
          <draw:text-box>
            <text:p><text:span text:style-name="T9">Yes</text:span></text:p>
          </draw:text-box>
        </draw:frame>
        <draw:frame draw:style-name="gr16" draw:text-style-name="P6" draw:layer="layout" svg:width="0.951cm" svg:height="0.645cm" svg:x="12.137cm" svg:y="22.315cm">
          <draw:text-box>
            <text:p><text:span text:style-name="T9">No</text:span></text:p>
          </draw:text-box>
        </draw:frame>
        <draw:custom-shape draw:style-name="gr9" draw:text-style-name="P1" draw:layer="layout" svg:width="0.437cm" svg:height="0.405cm" svg:x="11.585cm" svg:y="23.43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32cm" svg:height="0.434cm" svg:x="12.506cm" svg:y="9.509cm"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3.535cm" svg:height="5.767cm" draw:transform="rotate (-2.63963596071622) translate (15.6254780613597cm 9.32229335278723cm)" svg:viewBox="0 0 3536 5768" svg:d="m2667 5742c159 70 368-176 404-335 42-186-40-360-99-527-58-163-18-344 39-501 53-147 106-302 201-429 94-124 281-217 215-421-54-171-219-213-332-317-116-107-357-162-344-325 15-183 283-183 427-288 136-99 236-225 319-365 89-152 23-386-149-435-157-44-354-91-491 34-121 110-235 227-331 358-99 135-362 250-460 101-102-153-204-353-125-541 62-145 34-322 156-437 124-115 231-242 351-364 115-115 143-297 150-457 8-168-59-373-241-453-175-76-391-43-507 94-102 122-137 286-201 429-71 159-103 328-138 497-38 186-44 396 78 565 107 151 31 336 26 504-5 190-147 299-279 386-168 111-367 84-552 85-199 2-449-41-601 142-99 119-197 252-181 424 16 178 0 379 131 527 104 118 206 302 386 279 188-24 383-68 543-190 128-99 225-223 325-345 96-117 267-334 411-196 148 143 35 382 24 570-12 174-49 347-33 521 18 203 168 331 272 487 110 163 109 351 133 527 25 182 184 282 308 390l152 32">
          <text:p/>
        </draw:path>
        <draw:polygon draw:style-name="gr17" draw:text-style-name="P1" draw:layer="layout" svg:width="5.079cm" svg:height="6.476cm" draw:transform="rotate (-1.5707963267949) translate (16.321cm 5.34499999999999cm)" svg:viewBox="0 0 5080 6477" draw:points="254,6477 5080,6477 5080,0 3302,0 3302,2286 0,2286 0,6477">
          <text:p/>
        </draw:polygon>
        <draw:frame draw:style-name="gr18" draw:layer="layout" svg:width="2.949cm" svg:height="0.962cm" svg:x="16.875cm" svg:y="16.675cm">
          <draw:text-box>
            <text:p><text:span text:style-name="T4">Test</text:span> <text:span text:style-name="T4">function</text:span></text:p>
          </draw:text-box>
        </draw:frame>
        <draw:frame draw:style-name="gr18" draw:text-style-name="P4" draw:layer="layout" svg:width="3.194cm" svg:height="0.889cm" svg:x="16.621cm" svg:y="21.447cm">
          <draw:text-box>
            <text:p text:style-name="P4"><text:span text:style-name="T4">Decision node</text:span></text:p>
          </draw:text-box>
        </draw:frame>
        <draw:frame draw:style-name="gr18" draw:text-style-name="P4" draw:layer="layout" svg:width="2.399cm" svg:height="0.889cm" svg:x="17.016cm" svg:y="19.034cm">
          <draw:text-box>
            <text:p text:style-name="P4"><text:span text:style-name="T4">Leaf node</text:span></text:p>
          </draw:text-box>
        </draw:frame>
        <draw:line draw:style-name="gr13" draw:text-style-name="P1" draw:layer="layout" svg:x1="17.002cm" svg:y1="17.256cm" svg:x2="14.335cm" svg:y2="17.256cm">
          <text:p/>
        </draw:line>
        <draw:line draw:style-name="gr13" draw:text-style-name="P1" draw:layer="layout" svg:x1="16.748cm" svg:y1="21.828cm" svg:x2="14.843cm" svg:y2="21.828cm">
          <text:p/>
        </draw:line>
        <draw:line draw:style-name="gr13" draw:text-style-name="P1" draw:layer="layout" svg:x1="17.129cm" svg:y1="19.415cm" svg:x2="16.113cm" svg:y2="19.4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ajeet </meta:initial-creator>
    <meta:creation-date>2014-04-06T04:46:11</meta:creation-date>
    <dc:date>2014-04-22T00:18:21</dc:date>
    <dc:creator>nabajeet </dc:creator>
    <meta:editing-duration>PT15M20S</meta:editing-duration>
    <meta:editing-cycles>12</meta:editing-cycles>
    <meta:generator>LibreOffice/3.5$Linux_x86 LibreOffice_project/350m1$Build-2</meta:generator>
    <meta:document-statistic meta:object-count="85"/>
  </office:meta>
</office:document-meta>
</file>